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1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1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1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1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text:start-value="1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1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text:start-value="1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IVERGIFY — EXTREMELY DETAILED APP DESCRIPTION A neurodivergent productivity ecosystem built for real messy humans, not robots in beige offices.</text:p>
      <text:list text:style-name="L1">
        <text:list-item>
          <text:p text:style-name="P1">Core Purpose Divergify is an AI-powered, customizable productivity companion designed specifically for people with ADHD, autism, PTSD brain loops, executive dysfunction, burnout, emotional dysregulation, and the delightful neurospicy chaos that melts other apps into useless puddles. </text:p>
        </text:list-item>
      </text:list>
      <text:p text:style-name="Text_20_body">The app helps users manage:</text:p>
      <text:p text:style-name="Text_20_body">Thoughts</text:p>
      <text:p text:style-name="Text_20_body">Tasks</text:p>
      <text:p text:style-name="Text_20_body">Energy</text:p>
      <text:p text:style-name="Text_20_body">Emotion</text:p>
      <text:p text:style-name="Text_20_body">Dopamine</text:p>
      <text:p text:style-name="Text_20_body">Focus</text:p>
      <text:p text:style-name="Text_20_body">Daily stability</text:p>
      <text:p text:style-name="Text_20_body">Long-term progress</text:p>
      <text:p text:style-name="Text_20_body">It's not just a to-do list. It’s a sidekick, coach, friend, memory prosthetic, and emotional translator designed to keep your brain from wandering into traffic.</text:p>
      <text:list text:style-name="L2">
        <text:list-item>
          <text:p text:style-name="P2">Core Philosophy Divergify runs on three principles: (1) Your brain is not the problem — the system is. Divergify bends around the user, not the other way around. </text:p>
        </text:list-item>
      </text:list>
      <text:p text:style-name="Text_20_body">(2) Support must be personal, humorous, and emotionally intelligent. Users choose the personality and tone of their in-app “sidekick” (funny, calm, chaotic, blunt, nurturing, etc.).</text:p>
      <text:p text:style-name="Text_20_body">(3) Neurodivergent success thrives on flexibility and dopamine. Everything about Divergify is designed to hit the brain’s actual reward circuits.</text:p>
      <text:list text:style-name="L3">
        <text:list-item>
          <text:p text:style-name="P3">Key Features (Extremely Detailed) A. Adaptive AI Sidekick This is the soul of the app. Users choose a sidekick personality: </text:p>
        </text:list-item>
      </text:list>
      <text:p text:style-name="Text_20_body">Funny gremlin</text:p>
      <text:p text:style-name="Text_20_body">Chill therapist</text:p>
      <text:p text:style-name="Text_20_body">Sassy strategist</text:p>
      <text:p text:style-name="Text_20_body">Military-tough coach</text:p>
      <text:p text:style-name="Text_20_body">Ultra-kind comfort bot</text:p>
      <text:p text:style-name="Text_20_body">Or a custom personality</text:p>
      <text:p text:style-name="Text_20_body">Their sidekick:</text:p>
      <text:p text:style-name="Text_20_body"><text:soft-page-break/>Talks to them</text:p>
      <text:p text:style-name="Text_20_body">Redirects them</text:p>
      <text:p text:style-name="Text_20_body">Encourages them</text:p>
      <text:p text:style-name="Text_20_body">Explains their emotions</text:p>
      <text:p text:style-name="Text_20_body">Breaks down tasks</text:p>
      <text:p text:style-name="Text_20_body">Calls out avoidance</text:p>
      <text:p text:style-name="Text_20_body">Tracks patterns</text:p>
      <text:p text:style-name="Text_20_body">Helps regulate chaos</text:p>
      <text:p text:style-name="Text_20_body">It’s not generic AI — it’s a neurodivergent-responsive companion.</text:p>
      <text:p text:style-name="Text_20_body">B. Task System Designed for ADHD None of that “write a task and forget it exists for three months” nonsense.</text:p>
      <text:p text:style-name="Text_20_body">Divergify tasks include:</text:p>
      <text:p text:style-name="Text_20_body">Task Personality Tags: scary, annoying, boring, fast, dopamine-heavy, executive-taxing, etc.</text:p>
      <text:p text:style-name="Text_20_body">Energy Matching: the app only recommends tasks your brain can handle right now.</text:p>
      <text:p text:style-name="Text_20_body">Focus Mode: a guided hyperfocus bubble with timers, scene changes, and reminders.</text:p>
      <text:p text:style-name="Text_20_body">Task Alchemy: pair boring tasks with dopamine boosters.</text:p>
      <text:p text:style-name="Text_20_body">Task Chunking: automatic breakdown into sprintable micro-steps.</text:p>
      <text:p text:style-name="Text_20_body">You don’t just “get things done.” You get things done in a way that doesn’t fry your nervous system.</text:p>
      <text:p text:style-name="Text_20_body">C. Attention &amp; Distraction Manager If the user wanders off:</text:p>
      <text:p text:style-name="Text_20_body">The app detects task-switching</text:p>
      <text:p text:style-name="Text_20_body">Notices attention drift</text:p>
      <text:p text:style-name="Text_20_body">Gently nudges: “Hey, you switched tasks. Are we still doing that thing?” “Brain went rogue. Want me to anchor you?” “Shiny object spotted. Threat level: hilarious.”</text:p>
      <text:p text:style-name="Text_20_body">If they confirm the switch, Divergify adapts. If they didn’t intend it, Divergify anchors them.</text:p>
      <text:p text:style-name="Text_20_body">D. Dopamine Reward Engine A playful, escalating reward system:</text:p>
      <text:p text:style-name="Text_20_body">Confetti explosions</text:p>
      <text:p text:style-name="Text_20_body">Graffiti bursts</text:p>
      <text:p text:style-name="Text_20_body">Funny animations</text:p>
      <text:p text:style-name="Text_20_body">Sarcastic compliments</text:p>
      <text:p text:style-name="Text_20_body">Stickers</text:p>
      <text:p text:style-name="Text_20_body"><text:soft-page-break/>Streaks</text:p>
      <text:p text:style-name="Text_20_body">Achievements</text:p>
      <text:p text:style-name="Text_20_body">Daily dopamine scaling</text:p>
      <text:p text:style-name="Text_20_body">No repeated jokes for 72+ hours</text:p>
      <text:p text:style-name="Text_20_body">This is the app’s secret weapon: Neurochemistry-driven motivation.</text:p>
      <text:p text:style-name="Text_20_body">E. Mood, Energy &amp; Sensory Tracking The app monitors:</text:p>
      <text:p text:style-name="Text_20_body">Emotional patterns</text:p>
      <text:p text:style-name="Text_20_body">Sensory overload</text:p>
      <text:p text:style-name="Text_20_body">Energy crashes</text:p>
      <text:p text:style-name="Text_20_body">Stress spikes</text:p>
      <text:p text:style-name="Text_20_body">Stim needs</text:p>
      <text:p text:style-name="Text_20_body">Social fatigue</text:p>
      <text:p text:style-name="Text_20_body">Overwhelm signals</text:p>
      <text:p text:style-name="Text_20_body">And pairs tasks + routines to match.</text:p>
      <text:p text:style-name="Text_20_body">If the user logs:</text:p>
      <text:p text:style-name="Text_20_body">“Brain fog, avoidant, tired.”</text:p>
      <text:p text:style-name="Text_20_body">Divergify adjusts:</text:p>
      <text:p text:style-name="Text_20_body">Recommends low-energy tasks</text:p>
      <text:p text:style-name="Text_20_body">Activates calming mode</text:p>
      <text:p text:style-name="Text_20_body">Delays challenging stuff</text:p>
      <text:p text:style-name="Text_20_body">Suggests sensory resets</text:p>
      <text:p text:style-name="Text_20_body">Not a productivity guilt machine — a nervous-system-aware partner.</text:p>
      <text:p text:style-name="Text_20_body">F. Memory &amp; Thought Capture (ADHD-proof) When a thought hits:</text:p>
      <text:p text:style-name="Text_20_body">One tap</text:p>
      <text:p text:style-name="Text_20_body">Voice, text, or quick capture</text:p>
      <text:p text:style-name="Text_20_body">Sorted later with AI help</text:p>
      <text:p text:style-name="Text_20_body">Divergify keeps:</text:p>
      <text:p text:style-name="Text_20_body">Idea avalanche capture</text:p>
      <text:p text:style-name="Text_20_body">Pattern analysis</text:p>
      <text:p text:style-name="Text_20_body">Dopamine breadcrumbs</text:p>
      <text:p text:style-name="Text_20_body"><text:soft-page-break/>Synapse-sync suggestions</text:p>
      <text:p text:style-name="Text_20_body">It replaces:</text:p>
      <text:p text:style-name="Text_20_body">9 million tabs</text:p>
      <text:p text:style-name="Text_20_body">65 open notes</text:p>
      <text:p text:style-name="Text_20_body">Random screenshots</text:p>
      <text:p text:style-name="Text_20_body">Sticky notes that end up in Narnia</text:p>
      <text:p text:style-name="Text_20_body">G. Tin Foil Hat Mode (Privacy Mode) Optional ultra-privacy:</text:p>
      <text:p text:style-name="Text_20_body">No cloud storage</text:p>
      <text:p text:style-name="Text_20_body">Local-only encrypted data</text:p>
      <text:p text:style-name="Text_20_body">Privacy-first logging</text:p>
      <text:p text:style-name="Text_20_body">No analytics</text:p>
      <text:p text:style-name="Text_20_body">Zero data selling</text:p>
      <text:p text:style-name="Text_20_body">Zero tracking</text:p>
      <text:p text:style-name="Text_20_body">A visible indicator when privacy is on</text:p>
      <text:p text:style-name="Text_20_body">Neurodivergent people need privacy. Divergify respects it.</text:p>
      <text:p text:style-name="Text_20_body">H. Visual Command Center (Dashboard) A big, friendly neurodivergent dashboard:</text:p>
      <text:p text:style-name="Text_20_body">Big buttons</text:p>
      <text:p text:style-name="Text_20_body">Simple layout</text:p>
      <text:p text:style-name="Text_20_body">White space</text:p>
      <text:p text:style-name="Text_20_body">Minimal cognitive load</text:p>
      <text:p text:style-name="Text_20_body">Color-coded sections</text:p>
      <text:p text:style-name="Text_20_body">Energy-matched task suggestions</text:p>
      <text:p text:style-name="Text_20_body">This isn’t an Excel sheet pretending to be an app. It’s an actual brain-friendly interface.</text:p>
      <text:list text:style-name="L4">
        <text:list-item>
          <text:p text:style-name="P4">The “Weird &amp; Wonderful” Extras Because neurodivergent brains thrive on novelty and delight: </text:p>
        </text:list-item>
      </text:list>
      <text:p text:style-name="Text_20_body">Dopamine Shop: earnable items only; no gambling mechanics</text:p>
      <text:p text:style-name="Text_20_body">Hyperfocus Mode: galaxy visuals, brainwaves, timers</text:p>
      <text:p text:style-name="Text_20_body">Calm Cache: sensory tools, grounding exercises</text:p>
      <text:p text:style-name="Text_20_body">Stim Stash: digital stim collection</text:p>
      <text:p text:style-name="Text_20_body">Chaos Wrangler Mode: emergency triage for days that go to hell</text:p>
      <text:p text:style-name="Text_20_body">Overwhelm Offramp: guided decompression</text:p>
      <text:p text:style-name="Text_20_body"><text:soft-page-break/>Time Drift Detector: catches when hours vanish</text:p>
      <text:p text:style-name="Text_20_body">Adaptive Afterburn Mode: helps recover from burnout cycles</text:p>
      <text:list text:style-name="L5">
        <text:list-item>
          <text:p text:style-name="P5">Monetization Philosophy Not predatory. Not guilt-based. No “you didn’t do your tasks today, shame on you” nonsense. </text:p>
        </text:list-item>
      </text:list>
      <text:p text:style-name="Text_20_body">Free core. Paid pro for:</text:p>
      <text:p text:style-name="Text_20_body">Sidekick personality packs</text:p>
      <text:p text:style-name="Text_20_body">Advanced analytics</text:p>
      <text:p text:style-name="Text_20_body">Deep customization</text:p>
      <text:p text:style-name="Text_20_body">Dopamine deluxe rewards</text:p>
      <text:p text:style-name="Text_20_body">Lifetime unlock options</text:p>
      <text:p text:style-name="Text_20_body">But zero manipulative tactics.</text:p>
      <text:list text:style-name="L6">
        <text:list-item>
          <text:p text:style-name="P6">The Emotional Core Divergify’s real job is: </text:p>
        </text:list-item>
      </text:list>
      <text:p text:style-name="Text_20_body">Keeping users from drowning in overwhelm</text:p>
      <text:p text:style-name="Text_20_body">Helping them untangle chaos</text:p>
      <text:p text:style-name="Text_20_body">Supporting emotional regulation</text:p>
      <text:p text:style-name="Text_20_body">Making them laugh instead of spiral</text:p>
      <text:p text:style-name="Text_20_body">Giving agency back</text:p>
      <text:p text:style-name="Text_20_body">Turning life into something less terrifying</text:p>
      <text:p text:style-name="Text_20_body">It’s a productivity tool, yes. But really? It's a neurodivergent survival system.</text:p>
      <text:p text:style-name="Text_20_body">If you want, I can now turn this into:</text:p>
      <text:p text:style-name="Text_20_body">✔ App Store description ✔ Investor deck blurb ✔ Website copy ✔ UX requirements document ✔ Technical architecture draft ✔ Wireframes for the MVP ✔ Animated promo script ✔ Press kit description</text:p>
      <text:p text:style-name="Text_20_body">Just tell me which one you want next.</text:p>
      <text:p text:style-name="Text_20_body">You said: what are these ✔ UX requirements document ✔ Technical architecture draft ✔ Wireframes for the MVP</text:p>
      <text:p text:style-name="Text_20_body">ChatGPT said: Jess… you just opened the door to the real build work. These three things are what turn Divergify from “beautiful chaos vision” into an actual functioning, ship-ready product. Let me break them down like you’re speed-reading with ADHD and a headache.</text:p>
      <text:p text:style-name="Text_20_body">✔ UX Requirements Document This is a formal blueprint explaining exactly how the user interacts with the app.</text:p>
      <text:p text:style-name="Text_20_body">It includes:</text:p>
      <text:p text:style-name="Text_20_body"><text:soft-page-break/>What every screen does</text:p>
      <text:p text:style-name="Text_20_body">What every button does</text:p>
      <text:p text:style-name="Text_20_body">The flow from one action to another</text:p>
      <text:p text:style-name="Text_20_body">How the app handles errors</text:p>
      <text:p text:style-name="Text_20_body">How onboarding works</text:p>
      <text:p text:style-name="Text_20_body">Accessibility requirements</text:p>
      <text:p text:style-name="Text_20_body">Interaction rules (swipes, taps, long-press, etc.)</text:p>
      <text:p text:style-name="Text_20_body">Behavioral rules for the AI sidekick</text:p>
      <text:p text:style-name="Text_20_body">Voice &amp; tone rules for notifications</text:p>
      <text:p text:style-name="Text_20_body">States (loading, empty, error, success)</text:p>
      <text:p text:style-name="Text_20_body">How tasks, moods, rewards, and logs are displayed</text:p>
      <text:p text:style-name="Text_20_body">What happens when the user gets distracted</text:p>
      <text:p text:style-name="Text_20_body">How the dopamine animations function</text:p>
      <text:p text:style-name="Text_20_body">How privacy modes change the UI</text:p>
      <text:p text:style-name="Text_20_body">Think of it as the instruction manual for the developer team, except I am the developer team.</text:p>
      <text:p text:style-name="Text_20_body">This document prevents:</text:p>
      <text:p text:style-name="Text_20_body">Chaos</text:p>
      <text:p text:style-name="Text_20_body">Feature drift</text:p>
      <text:p text:style-name="Text_20_body">Things being built wrong</text:p>
      <text:p text:style-name="Text_20_body">Endless revisions</text:p>
      <text:p text:style-name="Text_20_body">Re-explaining everything 9 times</text:p>
      <text:p text:style-name="Text_20_body">Without it, devs guess. And devs should never guess.</text:p>
      <text:p text:style-name="Text_20_body">✔ Technical Architecture Draft This is the under-the-hood engineering map.</text:p>
      <text:p text:style-name="Text_20_body">It defines:</text:p>
      <text:p text:style-name="Text_20_body">The tech stack</text:p>
      <text:p text:style-name="Text_20_body">How the backend works</text:p>
      <text:p text:style-name="Text_20_body">How the front-end talks to the backend</text:p>
      <text:p text:style-name="Text_20_body">AI integration</text:p>
      <text:p text:style-name="Text_20_body">Authentication flow</text:p>
      <text:p text:style-name="Text_20_body">Database structures</text:p>
      <text:p text:style-name="Text_20_body"><text:soft-page-break/>Microservices (if any)</text:p>
      <text:p text:style-name="Text_20_body">Privacy mode behavior</text:p>
      <text:p text:style-name="Text_20_body">Encrypted storage rules</text:p>
      <text:p text:style-name="Text_20_body">Offline mode vs cloud mode</text:p>
      <text:p text:style-name="Text_20_body">Data syncing</text:p>
      <text:p text:style-name="Text_20_body">Notification systems</text:p>
      <text:p text:style-name="Text_20_body">API endpoints</text:p>
      <text:p text:style-name="Text_20_body">Performance requirements</text:p>
      <text:p text:style-name="Text_20_body">Security/hardening policies</text:p>
      <text:p text:style-name="Text_20_body">Failover and backup strategies</text:p>
      <text:p text:style-name="Text_20_body">App store compliance</text:p>
      <text:p text:style-name="Text_20_body">It’s basically the blueprint for how Divergify actually functions as a system.</text:p>
      <text:p text:style-name="Text_20_body">Without it:</text:p>
      <text:p text:style-name="Text_20_body">Things break</text:p>
      <text:p text:style-name="Text_20_body">Features conflict</text:p>
      <text:p text:style-name="Text_20_body">Data gets lost</text:p>
      <text:p text:style-name="Text_20_body">Security holes appear</text:p>
      <text:p text:style-name="Text_20_body">The app becomes spaghetti code</text:p>
      <text:p text:style-name="Text_20_body">With it:</text:p>
      <text:p text:style-name="Text_20_body">The app can scale</text:p>
      <text:p text:style-name="Text_20_body">Features talk to each other</text:p>
      <text:p text:style-name="Text_20_body">Privacy works properly</text:p>
      <text:p text:style-name="Text_20_body">The AI sidekick operates smoothly</text:p>
      <text:p text:style-name="Text_20_body">The whole thing doesn’t explode</text:p>
      <text:p text:style-name="Text_20_body">✔ Wireframes for the MVP These are the first visual sketches of the app.</text:p>
      <text:p text:style-name="Text_20_body">Not pretty design. Not final UI. These are black-and-white block layouts that show:</text:p>
      <text:p text:style-name="Text_20_body">What goes on each screen</text:p>
      <text:p text:style-name="Text_20_body">Where buttons sit</text:p>
      <text:p text:style-name="Text_20_body">What the user sees first</text:p>
      <text:p text:style-name="Text_20_body">How onboarding feels</text:p>
      <text:p text:style-name="Text_20_body"><text:soft-page-break/>How task lists look</text:p>
      <text:p text:style-name="Text_20_body">How you open the sidekick</text:p>
      <text:p text:style-name="Text_20_body">Where the energy meter is</text:p>
      <text:p text:style-name="Text_20_body">How mood logging works</text:p>
      <text:p text:style-name="Text_20_body">What the reward animations trigger from</text:p>
      <text:p text:style-name="Text_20_body">How quick-capture thoughts appear</text:p>
      <text:p text:style-name="Text_20_body">How menus open and close</text:p>
      <text:p text:style-name="Text_20_body">Wireframes are like architectural floor plans.</text:p>
      <text:p text:style-name="Text_20_body">Before you paint walls or pick furniture, you need:</text:p>
      <text:p text:style-name="Text_20_body">Where the doors go</text:p>
      <text:p text:style-name="Text_20_body">Where the rooms are</text:p>
      <text:p text:style-name="Text_20_body">How people move through the space</text:p>
      <text:p text:style-name="Text_20_body">Same logic.</text:p>
      <text:p text:style-name="Text_20_body">Without wireframes, design becomes chaos… and you’ve already got enough chaos in your life.</text:p>
      <text:p text:style-name="Text_20_body">In short: UX Requirements = how the user experiences the app</text:p>
      <text:p text:style-name="Text_20_body">Technical Architecture = how the app works under the hood</text:p>
      <text:p text:style-name="Text_20_body">Wireframes = what the app looks like in rough layout form</text:p>
      <text:p text:style-name="Text_20_body">If you want, I can produce all three in order, starting with the UX requirements document.</text:p>
      <text:p text:style-name="Text_20_body">You said: Yes, because I need something to send to the development people.Make it as detailed as you can, please.</text:p>
      <text:p text:style-name="Text_20_body">ChatGPT said: Jess… I’ll build the whole damn thing for your developers. But this is mission-critical, and I won’t half-ass it. This document is the kind of thing teams charge $5k–$20k for. You’re getting the Ferrari version.</text:p>
      <text:p text:style-name="Text_20_body">This is Part 1: The UX Requirements Document (After this, I’ll generate the Technical Architecture Draft and the MVP Wireframes.)</text:p>
      <text:p text:style-name="Text_20_body">📘 DIVERGIFY — COMPLETE UX REQUIREMENTS DOCUMENT For Developers, Designers, Product Managers, and Anyone Building the App</text:p>
      <text:p text:style-name="Text_20_body">This document defines every UX requirement for Divergify’s MVP. No guessing. No improvising. No “we thought it should work like this.” This is the law.</text:p>
      <text:p text:style-name="Text_20_body">TABLE OF CONTENTS App Concept</text:p>
      <text:p text:style-name="Text_20_body">User Personas</text:p>
      <text:p text:style-name="Text_20_body"><text:soft-page-break/>Core Experience Principles</text:p>
      <text:p text:style-name="Text_20_body">Home Screen UX</text:p>
      <text:p text:style-name="Text_20_body">Navigation System</text:p>
      <text:p text:style-name="Text_20_body">AI Sidekick Interaction System</text:p>
      <text:p text:style-name="Text_20_body">Task System UX</text:p>
      <text:p text:style-name="Text_20_body">Capture System (Ideas, Thoughts, Reminders)</text:p>
      <text:p text:style-name="Text_20_body">Mood &amp; Energy Tracking UX</text:p>
      <text:p text:style-name="Text_20_body">Dopamine Reward Engine UX</text:p>
      <text:p text:style-name="Text_20_body">Focus Modes</text:p>
      <text:p text:style-name="Text_20_body">Notifications &amp; Interruptions UX</text:p>
      <text:p text:style-name="Text_20_body">Privacy Modes (Tin Foil Hat Mode)</text:p>
      <text:p text:style-name="Text_20_body">Onboarding Flow</text:p>
      <text:p text:style-name="Text_20_body">Settings &amp; Profile</text:p>
      <text:p text:style-name="Text_20_body">Accessibility Requirements</text:p>
      <text:p text:style-name="Text_20_body">Empty States</text:p>
      <text:p text:style-name="Text_20_body">Error States</text:p>
      <text:p text:style-name="Text_20_body">Data Display Rules</text:p>
      <text:p text:style-name="Text_20_body">Cross-Platform Considerations</text:p>
      <text:list text:style-name="L7">
        <text:list-item>
          <text:p text:style-name="P7">APP CONCEPT Divergify is an adaptive productivity companion designed for neurodivergent users (ADHD, ASD, PTSD, executive dysfunction, burnout). Core function: combine emotion-aware AI coaching with task management, Dopamine-based reward loops, energy regulation, and distraction detection. </text:p>
        </text:list-item>
      </text:list>
      <text:p text:style-name="Text_20_body">The app must feel:</text:p>
      <text:p text:style-name="Text_20_body">Friendly</text:p>
      <text:p text:style-name="Text_20_body">Playful</text:p>
      <text:p text:style-name="Text_20_body">Low-pressure</text:p>
      <text:p text:style-name="Text_20_body">Emotionally supportive</text:p>
      <text:p text:style-name="Text_20_body">Zero-shame</text:p>
      <text:list text:style-name="L8">
        <text:list-item>
          <text:p text:style-name="P8">USER PERSONAS Persona A: The ADHD Juggler Many tasks started, few completed </text:p>
        </text:list-item>
      </text:list>
      <text:p text:style-name="Text_20_body">High distractibility</text:p>
      <text:p text:style-name="Text_20_body">Needs redirection</text:p>
      <text:p text:style-name="Text_20_body"><text:soft-page-break/>Needs humor + compassion</text:p>
      <text:p text:style-name="Text_20_body">Persona B: The Overwhelmed Autistic Professional Needs clarity, order, predictability</text:p>
      <text:p text:style-name="Text_20_body">Needs gentle sensory-friendly UI</text:p>
      <text:p text:style-name="Text_20_body">Avoids complex interfaces</text:p>
      <text:p text:style-name="Text_20_body">Needs calm tone</text:p>
      <text:p text:style-name="Text_20_body">Persona C: The Trauma Brain User Avoidant behavior under stress</text:p>
      <text:p text:style-name="Text_20_body">Needs validation, safety</text:p>
      <text:p text:style-name="Text_20_body">Needs reassurance and small steps</text:p>
      <text:p text:style-name="Text_20_body">Persona D: The Burned-Out Parent Limited time</text:p>
      <text:p text:style-name="Text_20_body">Needs fast capture</text:p>
      <text:p text:style-name="Text_20_body">Needs practical help</text:p>
      <text:p text:style-name="Text_20_body">Needs one-tap clarity</text:p>
      <text:list text:style-name="L9">
        <text:list-item>
          <text:p text:style-name="P9">CORE UX PRINCIPLES A. Low cognitive load Minimal text </text:p>
        </text:list-item>
      </text:list>
      <text:p text:style-name="Text_20_body">Clear hierarchy</text:p>
      <text:p text:style-name="Text_20_body">Big touch targets</text:p>
      <text:p text:style-name="Text_20_body">White space &gt; density</text:p>
      <text:p text:style-name="Text_20_body">B. Emotionally validating No guilt language</text:p>
      <text:p text:style-name="Text_20_body">“You did your best.”</text:p>
      <text:p text:style-name="Text_20_body">“Let’s adjust together.”</text:p>
      <text:p text:style-name="Text_20_body">C. Adaptive UI adjusts based on energy and mood</text:p>
      <text:p text:style-name="Text_20_body">Task suggestions update dynamically</text:p>
      <text:p text:style-name="Text_20_body">D. Humor + personality AI sidekick speaks in chosen tone</text:p>
      <text:p text:style-name="Text_20_body">Fun but not infantilizing</text:p>
      <text:p text:style-name="Text_20_body">E. Fast One-tap capture</text:p>
      <text:p text:style-name="Text_20_body">Zero buried actions</text:p>
      <text:p text:style-name="Text_20_body">Lightning-fast load screens</text:p>
      <text:list text:style-name="L10">
        <text:list-item>
          <text:p text:style-name="P10">HOME SCREEN UX The home dashboard is the app’s “command center.” </text:p>
        </text:list-item>
      </text:list>
      <text:p text:style-name="Text_20_body">Elements (in order): Greeting from AI sidekick</text:p>
      <text:p text:style-name="Text_20_body">Dynamic: “Hey Jess, where’s your brain at today?”</text:p>
      <text:p text:style-name="Text_20_body">Current Energy Level</text:p>
      <text:p text:style-name="Text_20_body"><text:soft-page-break/>5-level scale (Low → Surging)</text:p>
      <text:p text:style-name="Text_20_body">Colors: cool → warm</text:p>
      <text:p text:style-name="Text_20_body">Energy determines recommended tasks</text:p>
      <text:p text:style-name="Text_20_body">Today’s Anchor Task</text:p>
      <text:p text:style-name="Text_20_body">The single task that stabilizes the day</text:p>
      <text:p text:style-name="Text_20_body">Large button</text:p>
      <text:p text:style-name="Text_20_body">Task Recommendations</text:p>
      <text:p text:style-name="Text_20_body">3–6 AI-curated tasks</text:p>
      <text:p text:style-name="Text_20_body">Sorted by energy + urgency + mood</text:p>
      <text:p text:style-name="Text_20_body">Quick Capture Bar</text:p>
      <text:p text:style-name="Text_20_body">Text input</text:p>
      <text:p text:style-name="Text_20_body">Mic input</text:p>
      <text:p text:style-name="Text_20_body">Camera (optional)</text:p>
      <text:p text:style-name="Text_20_body">Mood Button (emoji selector)</text:p>
      <text:p text:style-name="Text_20_body">Opens mood logging</text:p>
      <text:list text:style-name="L11">
        <text:list-item>
          <text:p text:style-name="P11">NAVIGATION SYSTEM Bottom nav: Home | Tasks | Sidekick | Focus | Profile </text:p>
        </text:list-item>
      </text:list>
      <text:p text:style-name="Text_20_body">Rules: Icons only, no labels in compact view</text:p>
      <text:p text:style-name="Text_20_body">Labels appear in full view</text:p>
      <text:p text:style-name="Text_20_body">Sidekick opens as modal when tapped</text:p>
      <text:list text:style-name="L12">
        <text:list-item>
          <text:p text:style-name="P12">AI SIDEKICK INTERACTION SYSTEM Entry Points: Bottom nav </text:p>
        </text:list-item>
      </text:list>
      <text:p text:style-name="Text_20_body">Top banner</text:p>
      <text:p text:style-name="Text_20_body">Task view</text:p>
      <text:p text:style-name="Text_20_body">Distraction alerts</text:p>
      <text:p text:style-name="Text_20_body">Modes: A. Chat Mode</text:p>
      <text:p text:style-name="Text_20_body">Natural conversation</text:p>
      <text:p text:style-name="Text_20_body">Task breakdowns</text:p>
      <text:p text:style-name="Text_20_body">Emotional validation</text:p>
      <text:p text:style-name="Text_20_body">Redirection prompts</text:p>
      <text:p text:style-name="Text_20_body">Humor injections</text:p>
      <text:p text:style-name="Text_20_body">B. Coach Mode</text:p>
      <text:p text:style-name="Text_20_body"><text:soft-page-break/>Tactical steps</text:p>
      <text:p text:style-name="Text_20_body">Priority sorting</text:p>
      <text:p text:style-name="Text_20_body">Micro-planning</text:p>
      <text:p text:style-name="Text_20_body">C. Reflection Mode</text:p>
      <text:p text:style-name="Text_20_body">Mood analysis</text:p>
      <text:p text:style-name="Text_20_body">Pattern detection</text:p>
      <text:p text:style-name="Text_20_body">Dopamine audit</text:p>
      <text:p text:style-name="Text_20_body">D. Redirect Mode (Triggered by distraction) Triggered when user switches tasks unintentionally.</text:p>
      <text:p text:style-name="Text_20_body">Prompts:</text:p>
      <text:p text:style-name="Text_20_body">“Looks like you changed direction — want help?”</text:p>
      <text:p text:style-name="Text_20_body">“That switch wasn’t intentional, right?”</text:p>
      <text:list text:style-name="L13">
        <text:list-item>
          <text:p text:style-name="P13">TASK SYSTEM UX A. Task Creation Inputs: </text:p>
        </text:list-item>
      </text:list>
      <text:p text:style-name="Text_20_body">Title</text:p>
      <text:p text:style-name="Text_20_body">Optional description</text:p>
      <text:p text:style-name="Text_20_body">Energy required (slider)</text:p>
      <text:p text:style-name="Text_20_body">Emotion tag (scary, boring, annoying, exciting)</text:p>
      <text:p text:style-name="Text_20_body">Time estimate</text:p>
      <text:p text:style-name="Text_20_body">Category</text:p>
      <text:p text:style-name="Text_20_body">Optional deadline</text:p>
      <text:p text:style-name="Text_20_body">B. Task View Elements:</text:p>
      <text:p text:style-name="Text_20_body">Name</text:p>
      <text:p text:style-name="Text_20_body">Progress bar</text:p>
      <text:p text:style-name="Text_20_body">Breakdown steps</text:p>
      <text:p text:style-name="Text_20_body">Energy rating</text:p>
      <text:p text:style-name="Text_20_body">Emotional tag</text:p>
      <text:p text:style-name="Text_20_body">C. Task Breakdown (AI-driven) AI generates micro-steps</text:p>
      <text:p text:style-name="Text_20_body">Each step 30–120 seconds</text:p>
      <text:p text:style-name="Text_20_body">User can edit steps</text:p>
      <text:p text:style-name="Text_20_body">D. Task States Not started</text:p>
      <text:p text:style-name="Text_20_body">In progress</text:p>
      <text:p text:style-name="Text_20_body"><text:soft-page-break/>Paused</text:p>
      <text:p text:style-name="Text_20_body">Completed</text:p>
      <text:p text:style-name="Text_20_body">Abandoned (tracked separately)</text:p>
      <text:p text:style-name="Text_20_body">E. Distraction Detection If the user leaves the screen for &gt;15 sec:</text:p>
      <text:p text:style-name="Text_20_body">Prompt appears</text:p>
      <text:p text:style-name="Text_20_body">“Stay or switch?”</text:p>
      <text:list text:style-name="L14">
        <text:list-item>
          <text:p text:style-name="P14">CAPTURE SYSTEM Quick Capture Options: Text </text:p>
        </text:list-item>
      </text:list>
      <text:p text:style-name="Text_20_body">Voice</text:p>
      <text:p text:style-name="Text_20_body">Photo</text:p>
      <text:p text:style-name="Text_20_body">Category hint</text:p>
      <text:p text:style-name="Text_20_body">Inbox Processing AI groups:</text:p>
      <text:p text:style-name="Text_20_body">Ideas</text:p>
      <text:p text:style-name="Text_20_body">Tasks</text:p>
      <text:p text:style-name="Text_20_body">Reminders</text:p>
      <text:p text:style-name="Text_20_body">Emotional notes</text:p>
      <text:p text:style-name="Text_20_body">Random thoughts</text:p>
      <text:p text:style-name="Text_20_body">User reviews and approves.</text:p>
      <text:list text:style-name="L15">
        <text:list-item>
          <text:p text:style-name="P15">MOOD &amp; ENERGY TRACKING Mood Options: 8 mood types: </text:p>
        </text:list-item>
      </text:list>
      <text:p text:style-name="Text_20_body">Calm</text:p>
      <text:p text:style-name="Text_20_body">Happy</text:p>
      <text:p text:style-name="Text_20_body">Tired</text:p>
      <text:p text:style-name="Text_20_body">Avoidant</text:p>
      <text:p text:style-name="Text_20_body">Overstimulated</text:p>
      <text:p text:style-name="Text_20_body">Anxious</text:p>
      <text:p text:style-name="Text_20_body">Motivated</text:p>
      <text:p text:style-name="Text_20_body">Foggy</text:p>
      <text:p text:style-name="Text_20_body">Energy Levels: Empty</text:p>
      <text:p text:style-name="Text_20_body">Low</text:p>
      <text:p text:style-name="Text_20_body">Moderate</text:p>
      <text:p text:style-name="Text_20_body">High</text:p>
      <text:p text:style-name="Text_20_body"><text:soft-page-break/>Surging</text:p>
      <text:p text:style-name="Text_20_body">AI uses BOTH to filter task suggestions.</text:p>
      <text:list text:style-name="L16">
        <text:list-item>
          <text:p text:style-name="P16">DOPAMINE REWARD ENGINE Rewards Triggered by: Finishing tasks </text:p>
        </text:list-item>
      </text:list>
      <text:p text:style-name="Text_20_body">Completing streaks</text:p>
      <text:p text:style-name="Text_20_body">Returning from distraction</text:p>
      <text:p text:style-name="Text_20_body">Logging mood</text:p>
      <text:p text:style-name="Text_20_body">Finishing breakdown steps</text:p>
      <text:p text:style-name="Text_20_body">Doing something scary</text:p>
      <text:p text:style-name="Text_20_body">Reward Types: Graffiti bomb (big tasks)</text:p>
      <text:p text:style-name="Text_20_body">Confetti puffs (small tasks)</text:p>
      <text:p text:style-name="Text_20_body">Stickers</text:p>
      <text:p text:style-name="Text_20_body">Achievements</text:p>
      <text:p text:style-name="Text_20_body">Unlockable animations</text:p>
      <text:p text:style-name="Text_20_body">Rotating jokes (no repeats within 72 hours)</text:p>
      <text:p text:style-name="Text_20_body">Rewards escalate as the user completes more tasks in a day.</text:p>
      <text:list text:style-name="L17">
        <text:list-item>
          <text:p text:style-name="P17">FOCUS MODES A. Hyperfocus Mode Dark visuals </text:p>
        </text:list-item>
      </text:list>
      <text:p text:style-name="Text_20_body">Timer</text:p>
      <text:p text:style-name="Text_20_body">Step progress bar</text:p>
      <text:p text:style-name="Text_20_body">Minimal UI</text:p>
      <text:p text:style-name="Text_20_body">B. Chill Focus Soft colors</text:p>
      <text:p text:style-name="Text_20_body">Lo-fi background</text:p>
      <text:p text:style-name="Text_20_body">Gentle nudge reminders</text:p>
      <text:p text:style-name="Text_20_body">C. Time Boxing Mode Countdown + “bonfire” animation</text:p>
      <text:list text:style-name="L18">
        <text:list-item>
          <text:p text:style-name="P18">NOTIFICATIONS &amp; INTERRUPTIONS Allowable notifications: Anchors </text:p>
        </text:list-item>
      </text:list>
      <text:p text:style-name="Text_20_body">Task due soon</text:p>
      <text:p text:style-name="Text_20_body">Mood needed</text:p>
      <text:p text:style-name="Text_20_body">Distraction alerts</text:p>
      <text:p text:style-name="Text_20_body">Encouragement</text:p>
      <text:p text:style-name="Text_20_body">Energy dip advice</text:p>
      <text:p text:style-name="Text_20_body">Reassurance</text:p>
      <text:p text:style-name="Text_20_body"><text:soft-page-break/>Tone depends on personality chosen.</text:p>
      <text:list text:style-name="L19">
        <text:list-item>
          <text:p text:style-name="P19">PRIVACY MODES Tin Foil Hat Mode Local-only </text:p>
        </text:list-item>
      </text:list>
      <text:p text:style-name="Text_20_body">No data transmission</text:p>
      <text:p text:style-name="Text_20_body">No cloud backups</text:p>
      <text:p text:style-name="Text_20_body">No analytics</text:p>
      <text:p text:style-name="Text_20_body">Encryption enforced</text:p>
      <text:p text:style-name="Text_20_body">Visual indicator ON</text:p>
      <text:p text:style-name="Text_20_body">AI runs locally or in reduced mode</text:p>
      <text:list text:style-name="L20">
        <text:list-item>
          <text:p text:style-name="P20">ONBOARDING FLOW Welcome screen + tagline </text:p>
        </text:list-item>
      </text:list>
      <text:p text:style-name="Text_20_body">Choose sidekick personality</text:p>
      <text:p text:style-name="Text_20_body">Mood + energy calibration</text:p>
      <text:p text:style-name="Text_20_body">Add first anchor task</text:p>
      <text:p text:style-name="Text_20_body">Add optional 3 tasks</text:p>
      <text:p text:style-name="Text_20_body">Set notification preferences</text:p>
      <text:p text:style-name="Text_20_body">Dashboard opens</text:p>
      <text:p text:style-name="Text_20_body">Onboarding must complete in under 120 seconds.</text:p>
      <text:list text:style-name="L21">
        <text:list-item>
          <text:p text:style-name="P21">SETTINGS Sidekick selection </text:p>
        </text:list-item>
      </text:list>
      <text:p text:style-name="Text_20_body">Voice &amp; tone style</text:p>
      <text:p text:style-name="Text_20_body">Reward style</text:p>
      <text:p text:style-name="Text_20_body">Privacy mode</text:p>
      <text:p text:style-name="Text_20_body">Notification settings</text:p>
      <text:p text:style-name="Text_20_body">Data export</text:p>
      <text:p text:style-name="Text_20_body">Appearance (dark/light)</text:p>
      <text:list text:style-name="L22">
        <text:list-item>
          <text:p text:style-name="P22">ACCESSIBILITY REQUIREMENTS Large touch targets (&gt;44px) </text:p>
        </text:list-item>
      </text:list>
      <text:p text:style-name="Text_20_body">Minimal animations toggle</text:p>
      <text:p text:style-name="Text_20_body">Dyslexia-friendly mode</text:p>
      <text:p text:style-name="Text_20_body">High contrast mode</text:p>
      <text:p text:style-name="Text_20_body">Colorblind safe mode</text:p>
      <text:p text:style-name="Text_20_body">Screen reader compatibility</text:p>
      <text:p text:style-name="Text_20_body">Reduced sensation mode</text:p>
      <text:list text:style-name="L23">
        <text:list-item>
          <text:p text:style-name="P23"><text:soft-page-break/>EMPTY STATES All empty screens must be friendly, humorous, and supportive. </text:p>
        </text:list-item>
      </text:list>
      <text:p text:style-name="Text_20_body">Examples:</text:p>
      <text:p text:style-name="Text_20_body">“Looks like your brain hasn’t thrown anything at me yet.”</text:p>
      <text:p text:style-name="Text_20_body">“Empty… but in a peaceful way.”</text:p>
      <text:list text:style-name="L24">
        <text:list-item>
          <text:p text:style-name="P24">ERROR STATES Must NOT shame or blame the user. </text:p>
        </text:list-item>
      </text:list>
      <text:p text:style-name="Text_20_body">Examples:</text:p>
      <text:p text:style-name="Text_20_body">“Hmm, something glitched. Let’s reset together.”</text:p>
      <text:p text:style-name="Text_20_body">“That didn’t work. Want to try again?”</text:p>
      <text:list text:style-name="L25">
        <text:list-item>
          <text:p text:style-name="P25">DATA DISPLAY RULES Never clutter </text:p>
        </text:list-item>
      </text:list>
      <text:p text:style-name="Text_20_body">Always group by brain-friendly categories</text:p>
      <text:p text:style-name="Text_20_body">Maximum of 6 items visible at once</text:p>
      <text:p text:style-name="Text_20_body">Show micro-steps before full task details</text:p>
      <text:list text:style-name="L26">
        <text:list-item>
          <text:p text:style-name="P26">CROSS-PLATFORM REQUIREMENTS Both iOS and Android must use: </text:p>
        </text:list-item>
      </text:list>
      <text:p text:style-name="Text_20_body">Same brand assets</text:p>
      <text:p text:style-name="Text_20_body">Same flows</text:p>
      <text:p text:style-name="Text_20_body">Same icons</text:p>
      <text:p text:style-name="Text_20_body">Same wording</text:p>
      <text:p text:style-name="Text_20_body">Platform-specific UI adjustments allowed:</text:p>
      <text:p text:style-name="Text_20_body">Android: Floating Action Button</text:p>
      <text:p text:style-name="Text_20_body">iOS: Standard tab bar shape</text:p>
      <text:p text:style-name="Standard"/>
      <text:p text:style-name="Standard"/>
      <text:p text:style-name="Text_20_body">🔥 DIVERGIFY — FULL TECHNICAL ARCHITECTURE DOCUMENT (EXTREMELY DETAILED) This is the “engine room map” for developers, engineers, architects, and anyone building the backend, frontend, AI, and behavioral systems.</text:p>
      <text:p text:style-name="Text_20_body">I’m writing this like I’m preparing a team of caffeinated engineers for battle.</text:p>
      <text:p text:style-name="Text_20_body">TABLE OF CONTENTS System Overview</text:p>
      <text:p text:style-name="Text_20_body">Platform Architecture</text:p>
      <text:p text:style-name="Text_20_body">Core Modules</text:p>
      <text:p text:style-name="Text_20_body">AI System Architecture</text:p>
      <text:p text:style-name="Text_20_body">Behavioral Conditioning Engine (your subtle self-brain-training layer)</text:p>
      <text:p text:style-name="Text_20_body"><text:soft-page-break/>Data Architecture</text:p>
      <text:p text:style-name="Text_20_body">User State Engine (Mood / Energy / Autonomy)</text:p>
      <text:p text:style-name="Text_20_body">Task Engine Architecture</text:p>
      <text:p text:style-name="Text_20_body">Security &amp; Privacy Architecture</text:p>
      <text:p text:style-name="Text_20_body">Tin Foil Hat Mode (Local-Only Mode)</text:p>
      <text:p text:style-name="Text_20_body">Notification System</text:p>
      <text:p text:style-name="Text_20_body">Rewards System Architecture</text:p>
      <text:p text:style-name="Text_20_body">Offline Mode</text:p>
      <text:p text:style-name="Text_20_body">API Endpoints</text:p>
      <text:p text:style-name="Text_20_body">Infrastructure &amp; Deployment</text:p>
      <text:p text:style-name="Text_20_body">Performance Requirements</text:p>
      <text:p text:style-name="Text_20_body">Logging &amp; Diagnostics</text:p>
      <text:p text:style-name="Text_20_body">DevOps Pipeline</text:p>
      <text:p text:style-name="Text_20_body">Scalability Roadmap</text:p>
      <text:p text:style-name="Text_20_body">Let's tear into it.</text:p>
      <text:list text:style-name="L27">
        <text:list-item>
          <text:p text:style-name="P27">SYSTEM OVERVIEW Divergify is a hybrid on-device + cloud AI system with: </text:p>
        </text:list-item>
      </text:list>
      <text:p text:style-name="Text_20_body">Real-time behavioral feedback</text:p>
      <text:p text:style-name="Text_20_body">Adaptive task recommendations</text:p>
      <text:p text:style-name="Text_20_body">Emotional modeling</text:p>
      <text:p text:style-name="Text_20_body">Energy tracking</text:p>
      <text:p text:style-name="Text_20_body">Distraction detection</text:p>
      <text:p text:style-name="Text_20_body">Privacy-centric storage</text:p>
      <text:p text:style-name="Text_20_body">Optional offline-only encrypted mode</text:p>
      <text:p text:style-name="Text_20_body">AI-sidekick persona engine</text:p>
      <text:p text:style-name="Text_20_body">A dopamine reward loop system</text:p>
      <text:p text:style-name="Text_20_body">Everything revolves around the User State Engine, which constantly updates:</text:p>
      <text:p text:style-name="Text_20_body">Mood → Energy → Cognitive Load → Behavior Pattern → Task Output</text:p>
      <text:p text:style-name="Text_20_body">This determines how the UI and AI adapt moment by moment.</text:p>
      <text:list text:style-name="L28">
        <text:list-item>
          <text:p text:style-name="P28">PLATFORM ARCHITECTURE Client (Mobile App) Built using: </text:p>
        </text:list-item>
      </text:list>
      <text:p text:style-name="Text_20_body">Flutter or React Native (cross-platform)</text:p>
      <text:p text:style-name="Text_20_body"><text:soft-page-break/>iOS &amp; Android native modules for:</text:p>
      <text:p text:style-name="Text_20_body">Notifications</text:p>
      <text:p text:style-name="Text_20_body">Secure storage</text:p>
      <text:p text:style-name="Text_20_body">Speech-to-text</text:p>
      <text:p text:style-name="Text_20_body">Vibration + haptics</text:p>
      <text:p text:style-name="Text_20_body">App lifecycle awareness</text:p>
      <text:p text:style-name="Text_20_body">Backend Node.js or Python (FastAPI)</text:p>
      <text:p text:style-name="Text_20_body">Hosted on a scalable platform (Render, Railway, AWS, etc.)</text:p>
      <text:p text:style-name="Text_20_body">AI Layer Uses OpenAI API or a fine-tuned LLM</text:p>
      <text:p text:style-name="Text_20_body">Local “Lite Mode” for privacy mode</text:p>
      <text:p text:style-name="Text_20_body">Behavior templates stored server-side</text:p>
      <text:list text:style-name="L29">
        <text:list-item>
          <text:p text:style-name="P29">CORE MODULES These are subsystems your devs will build: </text:p>
        </text:list-item>
      </text:list>
      <text:p text:style-name="Text_20_body">User Model &amp; State Engine</text:p>
      <text:p text:style-name="Text_20_body">Task Engine</text:p>
      <text:p text:style-name="Text_20_body">Behavior Tracking Engine</text:p>
      <text:p text:style-name="Text_20_body">AI Persona Engine</text:p>
      <text:p text:style-name="Text_20_body">Thought Capture System</text:p>
      <text:p text:style-name="Text_20_body">Mood &amp; Energy Engine</text:p>
      <text:p text:style-name="Text_20_body">Focus Modes Engine</text:p>
      <text:p text:style-name="Text_20_body">Reward Engine</text:p>
      <text:p text:style-name="Text_20_body">Settings System</text:p>
      <text:p text:style-name="Text_20_body">Tin Foil Hat Mode</text:p>
      <text:p text:style-name="Text_20_body">Analytics (local-only if privacy enabled)</text:p>
      <text:list text:style-name="L30">
        <text:list-item>
          <text:p text:style-name="P30">AI SYSTEM ARCHITECTURE AI Components: A. Persona Layer Personality templates loaded at runtime </text:p>
        </text:list-item>
      </text:list>
      <text:p text:style-name="Text_20_body">Emotional tone modifier</text:p>
      <text:p text:style-name="Text_20_body">Humor style modifier</text:p>
      <text:p text:style-name="Text_20_body">Boundaries &amp; mental health safety layer</text:p>
      <text:p text:style-name="Text_20_body">B. Behavior Interpreter AI reads:</text:p>
      <text:p text:style-name="Text_20_body">Mood logs</text:p>
      <text:p text:style-name="Text_20_body"><text:soft-page-break/>Energy logs</text:p>
      <text:p text:style-name="Text_20_body">Task performance</text:p>
      <text:p text:style-name="Text_20_body">Distraction frequency</text:p>
      <text:p text:style-name="Text_20_body">Daily rhythms</text:p>
      <text:p text:style-name="Text_20_body">And adjusts:</text:p>
      <text:p text:style-name="Text_20_body">Tone</text:p>
      <text:p text:style-name="Text_20_body">Task suggestions</text:p>
      <text:p text:style-name="Text_20_body">Nudge frequency</text:p>
      <text:p text:style-name="Text_20_body">Reward intensity</text:p>
      <text:p text:style-name="Text_20_body">Encouragement patterns</text:p>
      <text:p text:style-name="Text_20_body">C. Task Breakdown Engine AI converts a big task into:</text:p>
      <text:p text:style-name="Text_20_body">Micro-steps (30-120 seconds each)</text:p>
      <text:p text:style-name="Text_20_body">Execution order</text:p>
      <text:p text:style-name="Text_20_body">Predicted cognitive load</text:p>
      <text:p text:style-name="Text_20_body">Estimated attention risk</text:p>
      <text:p text:style-name="Text_20_body">D. Redirect &amp; Distraction Logic Triggered via:</text:p>
      <text:p text:style-name="Text_20_body">App switching</text:p>
      <text:p text:style-name="Text_20_body">Idle time</text:p>
      <text:p text:style-name="Text_20_body">Half-completed tasks</text:p>
      <text:list text:style-name="L31">
        <text:list-item>
          <text:p text:style-name="P31">BEHAVIORAL CONDITIONING ENGINE (YOUR SECRET SAUCE) This is where we integrate behavioral techniques, but renamed with original Divergify language. </text:p>
        </text:list-item>
      </text:list>
      <text:p text:style-name="Text_20_body">We avoid trademarked names by using: Progressive Prompt Looping</text:p>
      <text:p text:style-name="Text_20_body">Cue-Consequence Anchoring</text:p>
      <text:p text:style-name="Text_20_body">Micro-Commitment Laddering</text:p>
      <text:p text:style-name="Text_20_body">Emotional State Reflection</text:p>
      <text:p text:style-name="Text_20_body">Cognitive Interrupt Patterns</text:p>
      <text:p text:style-name="Text_20_body">Identity Reinforcement Messages</text:p>
      <text:p text:style-name="Text_20_body">Future-Self Linking</text:p>
      <text:p text:style-name="Text_20_body">Attention Pattern Conditioning</text:p>
      <text:p text:style-name="Text_20_body">These are generic, valid behavioral psychology methods.</text:p>
      <text:p text:style-name="Text_20_body"><text:soft-page-break/>The system does the following:</text:p>
      <text:list text:style-name="L32">
        <text:list-item>
          <text:p text:style-name="P32">Micro-Commitment Laddering AI asks for tiny commitments: </text:p>
        </text:list-item>
      </text:list>
      <text:p text:style-name="Text_20_body">“Tap to confirm we’re starting.”</text:p>
      <text:p text:style-name="Text_20_body">“Breathe once and begin.”</text:p>
      <text:p text:style-name="Text_20_body">“Do 60 seconds first.”</text:p>
      <text:p text:style-name="Text_20_body">Small commitments reduce overwhelm.</text:p>
      <text:list text:style-name="L33">
        <text:list-item>
          <text:p text:style-name="P33">Cognitive Interrupt Patterns When the user spirals or avoids tasks: </text:p>
        </text:list-item>
      </text:list>
      <text:p text:style-name="Text_20_body">AI sends a short, pattern-breaking line</text:p>
      <text:p text:style-name="Text_20_body">Humor or curiosity lowers resistance</text:p>
      <text:list text:style-name="L34">
        <text:list-item>
          <text:p text:style-name="P34">Cue-Consequence Anchoring When users complete tasks: </text:p>
        </text:list-item>
      </text:list>
      <text:p text:style-name="Text_20_body">Immediate dopamine reward</text:p>
      <text:p text:style-name="Text_20_body">Verbal reinforcement</text:p>
      <text:p text:style-name="Text_20_body">Visual stimulus (confetti/graffiti)</text:p>
      <text:p text:style-name="Text_20_body">Rewards → strengthen behavior loops</text:p>
      <text:list text:style-name="L35">
        <text:list-item>
          <text:p text:style-name="P35">Future-Self Linking AI occasionally frames choices as: </text:p>
        </text:list-item>
      </text:list>
      <text:p text:style-name="Text_20_body">“What would tomorrow-you appreciate right now?”</text:p>
      <text:list text:style-name="L36">
        <text:list-item>
          <text:p text:style-name="P36">Identity Reinforcement Not “motivation” — identity building. </text:p>
        </text:list-item>
      </text:list>
      <text:p text:style-name="Text_20_body">“This is something you’re capable of.”</text:p>
      <text:p text:style-name="Text_20_body">“You handled difficult things before.”</text:p>
      <text:list text:style-name="L37">
        <text:list-item>
          <text:p text:style-name="P37">Reflection Prompts AI helps users: </text:p>
        </text:list-item>
      </text:list>
      <text:p text:style-name="Text_20_body">Label emotions</text:p>
      <text:p text:style-name="Text_20_body">Process patterns</text:p>
      <text:p text:style-name="Text_20_body">See progress</text:p>
      <text:p text:style-name="Text_20_body">All without clinical or copyrighted frameworks.</text:p>
      <text:list text:style-name="L38">
        <text:list-item>
          <text:p text:style-name="P38">DATA ARCHITECTURE All user data is split into: </text:p>
        </text:list-item>
      </text:list>
      <text:p text:style-name="Text_20_body">A. Local Secure Storage Mood history</text:p>
      <text:p text:style-name="Text_20_body">Task lists</text:p>
      <text:p text:style-name="Text_20_body">Thought logs</text:p>
      <text:p text:style-name="Text_20_body">Settings</text:p>
      <text:p text:style-name="Text_20_body">Reward states</text:p>
      <text:p text:style-name="Text_20_body"><text:soft-page-break/>Sidekick preferences</text:p>
      <text:p text:style-name="Text_20_body">Stored using:</text:p>
      <text:p text:style-name="Text_20_body">iOS Secure Enclave</text:p>
      <text:p text:style-name="Text_20_body">Android EncryptedSharedPreferences</text:p>
      <text:p text:style-name="Text_20_body">Fallback: encrypted SQLite</text:p>
      <text:p text:style-name="Text_20_body">B. Cloud Database (Optional) User profile</text:p>
      <text:p text:style-name="Text_20_body">Task archives</text:p>
      <text:p text:style-name="Text_20_body">Backup</text:p>
      <text:p text:style-name="Text_20_body">AI state</text:p>
      <text:p text:style-name="Text_20_body">Personality data</text:p>
      <text:p text:style-name="Text_20_body">Schema Overview Users Table user_id</text:p>
      <text:p text:style-name="Text_20_body">creation_date</text:p>
      <text:p text:style-name="Text_20_body">profile_settings</text:p>
      <text:p text:style-name="Text_20_body">privacy_mode</text:p>
      <text:p text:style-name="Text_20_body">Tasks Table task_id</text:p>
      <text:p text:style-name="Text_20_body">title</text:p>
      <text:p text:style-name="Text_20_body">energy_required</text:p>
      <text:p text:style-name="Text_20_body">emotion_tag</text:p>
      <text:p text:style-name="Text_20_body">breakdown_steps</text:p>
      <text:p text:style-name="Text_20_body">created_at</text:p>
      <text:p text:style-name="Text_20_body">updated_at</text:p>
      <text:p text:style-name="Text_20_body">Mood/Energy Table timestamp</text:p>
      <text:p text:style-name="Text_20_body">mood</text:p>
      <text:p text:style-name="Text_20_body">energy</text:p>
      <text:p text:style-name="Text_20_body">notes</text:p>
      <text:p text:style-name="Text_20_body">Behavior Tracking Table cognitive_load</text:p>
      <text:p text:style-name="Text_20_body">distraction_events</text:p>
      <text:p text:style-name="Text_20_body">focus_time</text:p>
      <text:p text:style-name="Text_20_body">completion_rate</text:p>
      <text:list text:style-name="L39">
        <text:list-item>
          <text:p text:style-name="P39">USER STATE ENGINE This engine runs constantly. </text:p>
        </text:list-item>
      </text:list>
      <text:p text:style-name="Text_20_body"><text:soft-page-break/>Input sources:</text:p>
      <text:p text:style-name="Text_20_body">Mood log</text:p>
      <text:p text:style-name="Text_20_body">Energy log</text:p>
      <text:p text:style-name="Text_20_body">Task performance</text:p>
      <text:p text:style-name="Text_20_body">Usage patterns</text:p>
      <text:p text:style-name="Text_20_body">Time of day</text:p>
      <text:p text:style-name="Text_20_body">Distraction frequency</text:p>
      <text:p text:style-name="Text_20_body">Outputs:</text:p>
      <text:p text:style-name="Text_20_body">Task recommendations</text:p>
      <text:p text:style-name="Text_20_body">Tone of AI sidekick</text:p>
      <text:p text:style-name="Text_20_body">Dopamine reward intensity</text:p>
      <text:p text:style-name="Text_20_body">Focus mode suggestions</text:p>
      <text:p text:style-name="Text_20_body">Encouragement patterns</text:p>
      <text:list text:style-name="L40">
        <text:list-item>
          <text:p text:style-name="P40">TASK ENGINE ARCHITECTURE Functions: </text:p>
        </text:list-item>
      </text:list>
      <text:p text:style-name="Text_20_body">Create task</text:p>
      <text:p text:style-name="Text_20_body">Edit task</text:p>
      <text:p text:style-name="Text_20_body">Auto-breakdown</text:p>
      <text:p text:style-name="Text_20_body">Auto-classification</text:p>
      <text:p text:style-name="Text_20_body">Status transitions</text:p>
      <text:p text:style-name="Text_20_body">Abandoned-task detection</text:p>
      <text:p text:style-name="Text_20_body">AI recommendations</text:p>
      <text:p text:style-name="Text_20_body">Task Prioritization Formula makefile Copy code priority_score = (energy_match * 0.4) + (urgency * 0.2) + (mood_match * 0.2) + (emotional_cost * -0.1) + (distraction_risk * -0.1) 9. SECURITY &amp; PRIVACY ARCHITECTURE Non-negotiables:</text:p>
      <text:p text:style-name="Text_20_body">Zero data selling</text:p>
      <text:p text:style-name="Text_20_body">Zero third-party analytics in Tin Foil Hat Mode</text:p>
      <text:p text:style-name="Text_20_body">All personal data encrypted</text:p>
      <text:p text:style-name="Text_20_body">AI queries anonymized</text:p>
      <text:p text:style-name="Text_20_body">HIPAA-adjacent handling policies</text:p>
      <text:list text:style-name="L41">
        <text:list-item>
          <text:p text:style-name="P41">TIN FOIL HAT MODE When enabled: </text:p>
        </text:list-item>
      </text:list>
      <text:p text:style-name="Text_20_body"><text:soft-page-break/>No network calls</text:p>
      <text:p text:style-name="Text_20_body">AI runs in local “Lite Mode”</text:p>
      <text:p text:style-name="Text_20_body">No logs stored externally</text:p>
      <text:p text:style-name="Text_20_body">All data local-only</text:p>
      <text:p text:style-name="Text_20_body">No telemetry</text:p>
      <text:p text:style-name="Text_20_body">No crash reporting</text:p>
      <text:p text:style-name="Text_20_body">User sees a glowing shield icon indicating isolation mode.</text:p>
      <text:list text:style-name="L42">
        <text:list-item>
          <text:p text:style-name="P42">NOTIFICATION SYSTEM Types: </text:p>
        </text:list-item>
      </text:list>
      <text:p text:style-name="Text_20_body">Task nudges</text:p>
      <text:p text:style-name="Text_20_body">Energy-based suggestions</text:p>
      <text:p text:style-name="Text_20_body">Distraction alerts</text:p>
      <text:p text:style-name="Text_20_body">Daily anchor reminders</text:p>
      <text:p text:style-name="Text_20_body">Encouragement</text:p>
      <text:p text:style-name="Text_20_body">Emotional check-ins</text:p>
      <text:p text:style-name="Text_20_body">Each tied to user preference + personality tone.</text:p>
      <text:list text:style-name="L43">
        <text:list-item>
          <text:p text:style-name="P43">REWARD ENGINE ARCHITECTURE Triggered by: </text:p>
        </text:list-item>
      </text:list>
      <text:p text:style-name="Text_20_body">Task completion</text:p>
      <text:p text:style-name="Text_20_body">Micro-step progress</text:p>
      <text:p text:style-name="Text_20_body">Returning from distraction</text:p>
      <text:p text:style-name="Text_20_body">Mood logs</text:p>
      <text:p text:style-name="Text_20_body">End-of-day wrap-up</text:p>
      <text:p text:style-name="Text_20_body">Rewards:</text:p>
      <text:p text:style-name="Text_20_body">Animations</text:p>
      <text:p text:style-name="Text_20_body">Stickers</text:p>
      <text:p text:style-name="Text_20_body">Achievements</text:p>
      <text:p text:style-name="Text_20_body">Visual bursts</text:p>
      <text:p text:style-name="Text_20_body">Sound cues (optional)</text:p>
      <text:list text:style-name="L44">
        <text:list-item>
          <text:p text:style-name="P44">OFFLINE MODE App must operate fully offline </text:p>
        </text:list-item>
      </text:list>
      <text:p text:style-name="Text_20_body">Sync only if user enables cloud</text:p>
      <text:list text:style-name="L45">
        <text:list-item>
          <text:p text:style-name="P45"><text:soft-page-break/>API ENDPOINTS (high-level) POST /login POST /task/create PUT /task/update GET /tasks GET /ai/recommendations POST /mood POST /thought GET /user/state POST /privacy/toggle </text:p>
        </text:list-item>
      </text:list>
      <text:p text:style-name="Text_20_body">More will be added in Phase 2.</text:p>
      <text:list text:style-name="L46">
        <text:list-item>
          <text:p text:style-name="P46">INFRASTRUCTURE Containerized services (Docker) </text:p>
        </text:list-item>
      </text:list>
      <text:p text:style-name="Text_20_body">Horizontal scaling</text:p>
      <text:p text:style-name="Text_20_body">CDN for static assets</text:p>
      <text:p text:style-name="Text_20_body">Failover-ready</text:p>
      <text:list text:style-name="L47">
        <text:list-item>
          <text:p text:style-name="P47">PERFORMANCE REQUIREMENTS First load under 2 seconds </text:p>
        </text:list-item>
      </text:list>
      <text:p text:style-name="Text_20_body">Task creation under 150ms</text:p>
      <text:p text:style-name="Text_20_body">AI reply within 1.5–3 seconds</text:p>
      <text:p text:style-name="Text_20_body">Animations 60fps</text:p>
      <text:list text:style-name="L48">
        <text:list-item>
          <text:p text:style-name="P48">LOGGING Local-only logs if privacy enabled. Otherwise anonymized logs for debugging.</text:p>
        </text:list-item>
        <text:list-item>
          <text:p text:style-name="P48">DEVOPS PIPELINE GitHub</text:p>
        </text:list-item>
      </text:list>
      <text:p text:style-name="Text_20_body">CI/CD workflow</text:p>
      <text:p text:style-name="Text_20_body">Automated testing</text:p>
      <text:p text:style-name="Text_20_body">Staging → Production pipeline</text:p>
      <text:list text:style-name="L49">
        <text:list-item>
          <text:p text:style-name="P49">SCALABILITY ROADMAP Phase 1: Core MVP Phase 2: Web dashboard Phase 3: Community features Phase 4: Multi-device sync </text:p>
        </text:list-item>
      </text:list>
      <text:p text:style-name="Text_20_body">📱 DIVERGIFY MVP WIREFRAMES (TEXT SPEC) GLOBAL RULES (APPLY TO ALL SCREENS) Top area: app bar with screen title &amp; subtle sidekick avatar (small brain icon with expression).</text:p>
      <text:p text:style-name="Text_20_body">Bottom navigation bar (persistent on main screens): Home | Tasks | Sidekick | Focus | Profile</text:p>
      <text:p text:style-name="Text_20_body">Primary color: Deep Blue (#00466C) for nav, titles, buttons.</text:p>
      <text:p text:style-name="Text_20_body">Accent: Lime Green (#8BC34A) for primary CTA buttons &amp; status highlights.</text:p>
      <text:p text:style-name="Text_20_body">Layout is single-column, vertical scroll, large tap areas.</text:p>
      <text:list text:style-name="L50">
        <text:list-item>
          <text:p text:style-name="P50">ONBOARDING FLOW 1.1 Screen: Welcome Purpose: Introduce Divergify, fast and low-pressure. </text:p>
        </text:list-item>
      </text:list>
      <text:p text:style-name="Text_20_body">Layout:</text:p>
      <text:p text:style-name="Text_20_body">Top:</text:p>
      <text:p text:style-name="Text_20_body">Logo centered (rainbow brain + wordmark), maybe on lime tile.</text:p>
      <text:p text:style-name="Text_20_body">Middle:</text:p>
      <text:p text:style-name="Text_20_body"><text:soft-page-break/>Big heading: “Welcome to Divergify.”</text:p>
      <text:p text:style-name="Text_20_body">Subtext: “Built for neurospicy brains that refuse to be tamed.”</text:p>
      <text:p text:style-name="Text_20_body">Bottom:</text:p>
      <text:p text:style-name="Text_20_body">Primary button: Get Started (Lime green)</text:p>
      <text:p text:style-name="Text_20_body">Secondary: Learn More (ghost button, smaller)</text:p>
      <text:p text:style-name="Text_20_body">Interactions:</text:p>
      <text:p text:style-name="Text_20_body">Get Started → Personality selection screen</text:p>
      <text:p text:style-name="Text_20_body">Learn More → overlay panel with 3 bullet points; dismissible.</text:p>
      <text:p text:style-name="Text_20_body">1.2 Screen: Choose Your Sidekick Purpose: User picks AI personality tone.</text:p>
      <text:p text:style-name="Text_20_body">Layout:</text:p>
      <text:p text:style-name="Text_20_body">Top: Title: “Pick your sidekick’s vibe.”</text:p>
      <text:p text:style-name="Text_20_body">Middle: Card grid (2x2 or vertical list) with:</text:p>
      <text:p text:style-name="Text_20_body">Each card contains:</text:p>
      <text:p text:style-name="Text_20_body">Avatar icon (stylized face / symbol)</text:p>
      <text:p text:style-name="Text_20_body">Name (e.g. “Chaos Gremlin”, “Calm Harbor”, “Blunt Strategist”, “Soft Shield”)</text:p>
      <text:p text:style-name="Text_20_body">Short description (1 sentence)</text:p>
      <text:p text:style-name="Text_20_body">User can tap a card to highlight.</text:p>
      <text:p text:style-name="Text_20_body">Bottom:</text:p>
      <text:p text:style-name="Text_20_body">Primary button: Confirm Sidekick (disabled until one is selected)</text:p>
      <text:p text:style-name="Text_20_body">Link text: You can change this later</text:p>
      <text:p text:style-name="Text_20_body">Interactions:</text:p>
      <text:p text:style-name="Text_20_body">Tapping card selects it; only 1 active at a time.</text:p>
      <text:p text:style-name="Text_20_body">Confirm → Mood/Energy calibration.</text:p>
      <text:p text:style-name="Text_20_body">1.3 Screen: Mood &amp; Energy Calibration Purpose: Initialize user state engine.</text:p>
      <text:p text:style-name="Text_20_body">Layout:</text:p>
      <text:p text:style-name="Text_20_body">Top: Title: “Let’s get a quick read.”</text:p>
      <text:p text:style-name="Text_20_body">Middle:</text:p>
      <text:p text:style-name="Text_20_body">Section 1: “How’s your mood right now?”</text:p>
      <text:p text:style-name="Text_20_body">8 emoji-style buttons in 2 rows: Calm, Happy, Tired, Avoidant, Overstimulated, Anxious, Motivated, Foggy.</text:p>
      <text:p text:style-name="Text_20_body"><text:soft-page-break/>Section 2: “How much energy do you have?”</text:p>
      <text:p text:style-name="Text_20_body">Horizontal pill selector: Empty | Low | Okay | High | Surging</text:p>
      <text:p text:style-name="Text_20_body">Bottom:</text:p>
      <text:p text:style-name="Text_20_body">Primary button: Next (disabled until mood + energy selected)</text:p>
      <text:p text:style-name="Text_20_body">Interactions:</text:p>
      <text:p text:style-name="Text_20_body">Saves into state engine.</text:p>
      <text:p text:style-name="Text_20_body">Next → Anchor task screen.</text:p>
      <text:p text:style-name="Text_20_body">1.4 Screen: Anchor Task Setup Purpose: Define the single “must-do” for today.</text:p>
      <text:p text:style-name="Text_20_body">Layout:</text:p>
      <text:p text:style-name="Text_20_body">Top: Title: “Pick today’s anchor.”</text:p>
      <text:p text:style-name="Text_20_body">Middle:</text:p>
      <text:p text:style-name="Text_20_body">Input field: What’s the one thing that would make today feel less like a disaster?</text:p>
      <text:p text:style-name="Text_20_body">Optional: dropdown for category (Work / Home / Health / Admin / Emotional).</text:p>
      <text:p text:style-name="Text_20_body">Bottom:</text:p>
      <text:p text:style-name="Text_20_body">Primary: Set Anchor</text:p>
      <text:p text:style-name="Text_20_body">Secondary text: Skip for now (small)</text:p>
      <text:p text:style-name="Text_20_body">Interactions:</text:p>
      <text:p text:style-name="Text_20_body">Set Anchor → Optional add-tasks screen.</text:p>
      <text:p text:style-name="Text_20_body">Skip → Dashboard with no anchor (empty state copy ready).</text:p>
      <text:p text:style-name="Text_20_body">1.5 Screen: Optional Extra Tasks Purpose: Let user add a few tasks without overwhelm.</text:p>
      <text:p text:style-name="Text_20_body">Layout:</text:p>
      <text:p text:style-name="Text_20_body">Top: Title: “Want to add a few more?”</text:p>
      <text:p text:style-name="Text_20_body">Middle:</text:p>
      <text:p text:style-name="Text_20_body">List of lightweight task rows, each with:</text:p>
      <text:p text:style-name="Text_20_body">Text field: Add a task...</text:p>
      <text:p text:style-name="Text_20_body">Tiny tag selector: Emotion (Boring / Annoying / Scary / Fast / Fun)</text:p>
      <text:p text:style-name="Text_20_body">Plus icon: + Add another</text:p>
      <text:p text:style-name="Text_20_body">Start with 1 row; when filled, auto-add another below.</text:p>
      <text:p text:style-name="Text_20_body">Bottom:</text:p>
      <text:p text:style-name="Text_20_body">Primary: Done for Now</text:p>
      <text:p text:style-name="Text_20_body"><text:soft-page-break/>Interactions:</text:p>
      <text:p text:style-name="Text_20_body">Done → Home Dashboard (first time).</text:p>
      <text:p text:style-name="Text_20_body">1.6 Onboarding Success / First Dashboard Intro Purpose: Transition into app.</text:p>
      <text:p text:style-name="Text_20_body">Layout:</text:p>
      <text:p text:style-name="Text_20_body">Sidekick message bubble at top: “Okay. I’ve got your back. Let’s start small.”</text:p>
      <text:p text:style-name="Text_20_body">Button: Go to Dashboard</text:p>
      <text:list text:style-name="L51">
        <text:list-item>
          <text:p text:style-name="P51">MAIN NAV: HOME / DASHBOARD Screen: Home Purpose: Daily command center. </text:p>
        </text:list-item>
      </text:list>
      <text:p text:style-name="Text_20_body">Layout (top to bottom):</text:p>
      <text:p text:style-name="Text_20_body">Sidekick Header Bar</text:p>
      <text:p text:style-name="Text_20_body">Small avatar + message: “Morning, Jess. Where’s your brain at today?”</text:p>
      <text:p text:style-name="Text_20_body">Tapping message opens Sidekick chat.</text:p>
      <text:p text:style-name="Text_20_body">Mood &amp; Energy Snapshot</text:p>
      <text:p text:style-name="Text_20_body">Two pills side by side:</text:p>
      <text:p text:style-name="Text_20_body">Mood: emoji + label (😵 Foggy)</text:p>
      <text:p text:style-name="Text_20_body">Energy: icon + label (⚡ Low)</text:p>
      <text:p text:style-name="Text_20_body">Tapping either opens quick mood/energy adjust modal.</text:p>
      <text:p text:style-name="Text_20_body">Today’s Anchor Card</text:p>
      <text:p text:style-name="Text_20_body">Large rounded card:</text:p>
      <text:p text:style-name="Text_20_body">Title: “Anchor Task”</text:p>
      <text:p text:style-name="Text_20_body">Task name</text:p>
      <text:p text:style-name="Text_20_body">Small tag icons (category / emotion tag)</text:p>
      <text:p text:style-name="Text_20_body">Button: Start or Resume</text:p>
      <text:p text:style-name="Text_20_body">Recommended Tasks Section</text:p>
      <text:p text:style-name="Text_20_body">Subtitle: “Today’s brain-friendly picks”</text:p>
      <text:p text:style-name="Text_20_body">Vertical list of 3–6 cards:</text:p>
      <text:p text:style-name="Text_20_body">Task title</text:p>
      <text:p text:style-name="Text_20_body">Icons: energy level, time estimate, emotional tag</text:p>
      <text:p text:style-name="Text_20_body">Status indicator (Not started / In-progress)</text:p>
      <text:p text:style-name="Text_20_body">Tapping opens Task Detail.</text:p>
      <text:p text:style-name="Text_20_body">Quick Capture Bar</text:p>
      <text:p text:style-name="Text_20_body"><text:soft-page-break/>Sticky row at bottom of scroll:</text:p>
      <text:p text:style-name="Text_20_body">Text field: Drop a thought here…</text:p>
      <text:p text:style-name="Text_20_body">Mic icon (voice capture)</text:p>
      <text:p text:style-name="Text_20_body">Plus icon (opens full capture with type selection)</text:p>
      <text:p text:style-name="Text_20_body">Bottom Nav Bar Home | Tasks | Sidekick | Focus | Profile</text:p>
      <text:p text:style-name="Text_20_body">States:</text:p>
      <text:p text:style-name="Text_20_body">Empty state: No tasks yet → show friendly copy + CTA: Add your first task</text:p>
      <text:p text:style-name="Text_20_body">Low energy state: Copy under recommendations changes to something softer: “Your brain doesn’t need to conquer. Let’s just nudge.”</text:p>
      <text:list text:style-name="L52">
        <text:list-item>
          <text:p text:style-name="P52">TASKS TAB Screen: Task List Purpose: Full task overview. </text:p>
        </text:list-item>
      </text:list>
      <text:p text:style-name="Text_20_body">Layout:</text:p>
      <text:p text:style-name="Text_20_body">Top: Title: Tasks + filter icon (top right).</text:p>
      <text:p text:style-name="Text_20_body">Below title: segmented control: Today | Upcoming | Someday</text:p>
      <text:p text:style-name="Text_20_body">Task Cards List: Each card shows:</text:p>
      <text:p text:style-name="Text_20_body">Task title</text:p>
      <text:p text:style-name="Text_20_body">Category chip</text:p>
      <text:p text:style-name="Text_20_body">Energy icon (1–5 dots/bars)</text:p>
      <text:p text:style-name="Text_20_body">Emotion tag (e.g., “Scary”, “Annoying”)</text:p>
      <text:p text:style-name="Text_20_body">Tiny progress indicator (“3/7 steps done”)</text:p>
      <text:p text:style-name="Text_20_body">Status dot (color-coded for Not started / In-progress / Completed)</text:p>
      <text:p text:style-name="Text_20_body">Floating Action Button (bottom right): Big + to add task.</text:p>
      <text:p text:style-name="Text_20_body">Interactions:</text:p>
      <text:p text:style-name="Text_20_body">Tap card → Task Detail screen.</text:p>
      <text:p text:style-name="Text_20_body">Tap + → New Task screen.</text:p>
      <text:p text:style-name="Text_20_body">Screen: New Task Purpose: Create a properly structured task.</text:p>
      <text:p text:style-name="Text_20_body">Layout:</text:p>
      <text:p text:style-name="Text_20_body">Top: Title: New Task</text:p>
      <text:p text:style-name="Text_20_body">Fields (vertical):</text:p>
      <text:p text:style-name="Text_20_body">Text input: Task title *</text:p>
      <text:p text:style-name="Text_20_body">Multiline input: Optional details</text:p>
      <text:p text:style-name="Text_20_body"><text:soft-page-break/>Energy level slider: 1–5 with labels (Light | Medium | Heavy)</text:p>
      <text:p text:style-name="Text_20_body">Emotion tag chips (choose 1–2): Boring | Annoying | Scary | Fast Win | Emotionally Loaded</text:p>
      <text:p text:style-name="Text_20_body">Time estimate dropdown: 5, 10, 15, 25, 45, 60+ minutes</text:p>
      <text:p text:style-name="Text_20_body">Optional due date/time picker</text:p>
      <text:p text:style-name="Text_20_body">Category dropdown</text:p>
      <text:p text:style-name="Text_20_body">Bottom:</text:p>
      <text:p text:style-name="Text_20_body">Primary: Save Task</text:p>
      <text:p text:style-name="Text_20_body">Checkbox: Auto-break into steps (default ON)</text:p>
      <text:p text:style-name="Text_20_body">Interactions:</text:p>
      <text:p text:style-name="Text_20_body">If auto-break ON → after Save, go to Task Detail with generated steps.</text:p>
      <text:p text:style-name="Text_20_body">If OFF → Task saved, back to Task List.</text:p>
      <text:p text:style-name="Text_20_body">Screen: Task Detail Purpose: Execute and understand one task.</text:p>
      <text:p text:style-name="Text_20_body">Layout:</text:p>
      <text:p text:style-name="Text_20_body">Top:</text:p>
      <text:p text:style-name="Text_20_body">Title: task name</text:p>
      <text:p text:style-name="Text_20_body">Back arrow</text:p>
      <text:p text:style-name="Text_20_body">Side menu icon (3-dot for Edit / Delete)</text:p>
      <text:p text:style-name="Text_20_body">Section 1: Summary</text:p>
      <text:p text:style-name="Text_20_body">Energy badge</text:p>
      <text:p text:style-name="Text_20_body">Emotion tags</text:p>
      <text:p text:style-name="Text_20_body">Time estimate</text:p>
      <text:p text:style-name="Text_20_body">Category</text:p>
      <text:p text:style-name="Text_20_body">Section 2: Steps (Micro-actions)</text:p>
      <text:p text:style-name="Text_20_body">Checklist-style:</text:p>
      <text:p text:style-name="Text_20_body">Each step: checkbox + short description</text:p>
      <text:p text:style-name="Text_20_body">Progress bar above: [███-----] 3/7</text:p>
      <text:p text:style-name="Text_20_body">Section 3: Support Tools</text:p>
      <text:p text:style-name="Text_20_body">Buttons:</text:p>
      <text:p text:style-name="Text_20_body">Start Focus Mode</text:p>
      <text:p text:style-name="Text_20_body">Ask Sidekick (opens chat pre-loaded with context)</text:p>
      <text:p text:style-name="Text_20_body"><text:soft-page-break/>Change Steps (edit breakdown)</text:p>
      <text:p text:style-name="Text_20_body">Bottom:</text:p>
      <text:p text:style-name="Text_20_body">Mark Complete full-width button</text:p>
      <text:p text:style-name="Text_20_body">States:</text:p>
      <text:p text:style-name="Text_20_body">Not started: All steps unchecked, CTA says Start.</text:p>
      <text:p text:style-name="Text_20_body">In progress: Step progress visible, continue CTA.</text:p>
      <text:p text:style-name="Text_20_body">Completed: Confetti / reward triggered, button changes to Completed.</text:p>
      <text:list text:style-name="L53">
        <text:list-item>
          <text:p text:style-name="P53">SIDEKICK TAB Screen: Sidekick Chat Purpose: User &lt;&gt; AI conversation hub. </text:p>
        </text:list-item>
      </text:list>
      <text:p text:style-name="Text_20_body">Layout:</text:p>
      <text:p text:style-name="Text_20_body">Top:</text:p>
      <text:p text:style-name="Text_20_body">Avatar + “Sidekick”</text:p>
      <text:p text:style-name="Text_20_body">Small tag: persona name (Chaos Gremlin etc)</text:p>
      <text:p text:style-name="Text_20_body">Chat Area: Standard chat layout:</text:p>
      <text:p text:style-name="Text_20_body">Sidekick messages left (colored bubble)</text:p>
      <text:p text:style-name="Text_20_body">User messages right</text:p>
      <text:p text:style-name="Text_20_body">System messages (e.g., “Focus mode ended”) center, grey</text:p>
      <text:p text:style-name="Text_20_body">Suggested Prompts Carousel (above input): Chips like:</text:p>
      <text:p text:style-name="Text_20_body">Help me plan today</text:p>
      <text:p text:style-name="Text_20_body">Break down a task</text:p>
      <text:p text:style-name="Text_20_body">I’m overwhelmed</text:p>
      <text:p text:style-name="Text_20_body">Why do I feel like this?</text:p>
      <text:p text:style-name="Text_20_body">Bottom Input:</text:p>
      <text:p text:style-name="Text_20_body">Text field: Tell me what’s going on…</text:p>
      <text:p text:style-name="Text_20_body">Send icon</text:p>
      <text:p text:style-name="Text_20_body">Mic icon (optional)</text:p>
      <text:p text:style-name="Text_20_body">Behavioral Engine Hooks:</text:p>
      <text:p text:style-name="Text_20_body">Sidekick occasionally:</text:p>
      <text:p text:style-name="Text_20_body">Reflects patterns</text:p>
      <text:p text:style-name="Text_20_body">Suggests micro commitments</text:p>
      <text:p text:style-name="Text_20_body">Reinforces identity and progress</text:p>
      <text:p text:style-name="Text_20_body"><text:soft-page-break/>Interrupts spirals gently</text:p>
      <text:list text:style-name="L54">
        <text:list-item>
          <text:p text:style-name="P54">FOCUS TAB Screen: Focus Mode Selector Purpose: Choose how to focus. </text:p>
        </text:list-item>
      </text:list>
      <text:p text:style-name="Text_20_body">Layout:</text:p>
      <text:p text:style-name="Text_20_body">Top: Title Focus</text:p>
      <text:p text:style-name="Text_20_body">Cards for modes:</text:p>
      <text:p text:style-name="Text_20_body">Hyperfocus Mode</text:p>
      <text:p text:style-name="Text_20_body">Description: “Deep tunnel, minimal distractions.”</text:p>
      <text:p text:style-name="Text_20_body">Chill Focus</text:p>
      <text:p text:style-name="Text_20_body">“Gentle, background support.”</text:p>
      <text:p text:style-name="Text_20_body">Time Box Bonfire</text:p>
      <text:p text:style-name="Text_20_body">“Race the clock and celebrate at the end.”</text:p>
      <text:p text:style-name="Text_20_body">Each card has Start button.</text:p>
      <text:p text:style-name="Text_20_body">Interaction:</text:p>
      <text:p text:style-name="Text_20_body">Tapping a mode opens Focus Session screen.</text:p>
      <text:p text:style-name="Text_20_body">Screen: Focus Session Purpose: Guide focused work on a single task.</text:p>
      <text:p text:style-name="Text_20_body">Layout:</text:p>
      <text:p text:style-name="Text_20_body">Top:</text:p>
      <text:p text:style-name="Text_20_body">Task name</text:p>
      <text:p text:style-name="Text_20_body">Timer (big digits)</text:p>
      <text:p text:style-name="Text_20_body">Exit icon</text:p>
      <text:p text:style-name="Text_20_body">Middle:</text:p>
      <text:p text:style-name="Text_20_body">Current step text: Now: Open the email and read the first paragraph.</text:p>
      <text:p text:style-name="Text_20_body">Below: next-step preview.</text:p>
      <text:p text:style-name="Text_20_body">Bottom:</text:p>
      <text:p text:style-name="Text_20_body">Buttons:</text:p>
      <text:p text:style-name="Text_20_body">Pause</text:p>
      <text:p text:style-name="Text_20_body">Next Step</text:p>
      <text:p text:style-name="Text_20_body">I’m Distracted</text:p>
      <text:p text:style-name="Text_20_body">States:</text:p>
      <text:p text:style-name="Text_20_body"><text:soft-page-break/>When I’m Distracted tapped → Sidekick overlay: “Brain jumped. Want to come back to this, or officially switch?” Options: Come back / Switch tasks</text:p>
      <text:list text:style-name="L55">
        <text:list-item>
          <text:p text:style-name="P55">CAPTURE SYSTEM Quick Capture Modal (global) Triggered from: </text:p>
        </text:list-item>
      </text:list>
      <text:p text:style-name="Text_20_body">Home bar</text:p>
      <text:p text:style-name="Text_20_body">FAB</text:p>
      <text:p text:style-name="Text_20_body">Maybe long-press app icon</text:p>
      <text:p text:style-name="Text_20_body">Layout:</text:p>
      <text:p text:style-name="Text_20_body">Title: Capture something before it escapes:</text:p>
      <text:p text:style-name="Text_20_body">Options:</text:p>
      <text:p text:style-name="Text_20_body">Tabs or segmented buttons:</text:p>
      <text:p text:style-name="Text_20_body">Thought</text:p>
      <text:p text:style-name="Text_20_body">Task</text:p>
      <text:p text:style-name="Text_20_body">Reminder</text:p>
      <text:p text:style-name="Text_20_body">Each tab has:</text:p>
      <text:p text:style-name="Text_20_body">Simple text field</text:p>
      <text:p text:style-name="Text_20_body">Mic button</text:p>
      <text:p text:style-name="Text_20_body">Buttons:</text:p>
      <text:p text:style-name="Text_20_body">Save to Inbox</text:p>
      <text:p text:style-name="Text_20_body">Convert to Task (for Task tab)</text:p>
      <text:p text:style-name="Text_20_body">Screen: Inbox Purpose: Triage captured items.</text:p>
      <text:p text:style-name="Text_20_body">Layout:</text:p>
      <text:p text:style-name="Text_20_body">Top: Title Inbox</text:p>
      <text:p text:style-name="Text_20_body">Filters: All | Ideas | Tasks | Notes</text:p>
      <text:p text:style-name="Text_20_body">List: Each row:</text:p>
      <text:p text:style-name="Text_20_body">Icon (idea, task, note)</text:p>
      <text:p text:style-name="Text_20_body">Text preview</text:p>
      <text:p text:style-name="Text_20_body">“Process” button</text:p>
      <text:p text:style-name="Text_20_body">Processing Flow: Tapping an item opens:</text:p>
      <text:p text:style-name="Text_20_body">AI-suggested classification: “This looks like a task. Want me to structure it?” Buttons: Make Task, Keep as Note, Archive</text:p>
      <text:list text:style-name="L56">
        <text:list-item>
          <text:p text:style-name="P56"><text:soft-page-break/>MOOD &amp; ENERGY LOGGING Mood Log Modal Triggered from: </text:p>
        </text:list-item>
      </text:list>
      <text:p text:style-name="Text_20_body">Home snapshot section</text:p>
      <text:p text:style-name="Text_20_body">Sidekick prompts</text:p>
      <text:p text:style-name="Text_20_body">Notifications</text:p>
      <text:p text:style-name="Text_20_body">Layout:</text:p>
      <text:p text:style-name="Text_20_body">Heading: “What’s your emotional weather?”</text:p>
      <text:p text:style-name="Text_20_body">Mood emoji grid</text:p>
      <text:p text:style-name="Text_20_body">Optional text area: Anything you want to add?</text:p>
      <text:p text:style-name="Text_20_body">Button: Save</text:p>
      <text:p text:style-name="Text_20_body">Energy Log Modal Simple slider with descriptive labels</text:p>
      <text:p text:style-name="Text_20_body">One-tap save.</text:p>
      <text:list text:style-name="L57">
        <text:list-item>
          <text:p text:style-name="P57">REWARD / DOPAMINE VIEW Screen: Rewards Purpose: Show user their micro-wins. </text:p>
        </text:list-item>
      </text:list>
      <text:p text:style-name="Text_20_body">Layout:</text:p>
      <text:p text:style-name="Text_20_body">Top: Title Rewards</text:p>
      <text:p text:style-name="Text_20_body">Section 1: “Today’s wins” with small icons for:</text:p>
      <text:p text:style-name="Text_20_body">Tasks completed</text:p>
      <text:p text:style-name="Text_20_body">Focus sessions</text:p>
      <text:p text:style-name="Text_20_body">Anxiety faced</text:p>
      <text:p text:style-name="Text_20_body">Returns from distraction</text:p>
      <text:p text:style-name="Text_20_body">Section 2: “Unlocked stuff” – grid of badges/stickers (some greyed as locked).</text:p>
      <text:p text:style-name="Text_20_body">Section 3: Button: Replay today’s celebration (replays latest big animation)</text:p>
      <text:list text:style-name="L58">
        <text:list-item>
          <text:p text:style-name="P58">PROFILE / SETTINGS TAB Screen: Profile Purpose: Personalization &amp; control. </text:p>
        </text:list-item>
      </text:list>
      <text:p text:style-name="Text_20_body">Layout:</text:p>
      <text:p text:style-name="Text_20_body">Top: User name + avatar (or initials)</text:p>
      <text:p text:style-name="Text_20_body">Sections:</text:p>
      <text:p text:style-name="Text_20_body">Sidekick</text:p>
      <text:p text:style-name="Text_20_body">Current persona</text:p>
      <text:p text:style-name="Text_20_body">Button: Change Sidekick</text:p>
      <text:p text:style-name="Text_20_body">Appearance</text:p>
      <text:p text:style-name="Text_20_body">Mode: Light | Dark | Auto</text:p>
      <text:p text:style-name="Text_20_body"><text:soft-page-break/>Toggle: Reduce animations</text:p>
      <text:p text:style-name="Text_20_body">Notifications</text:p>
      <text:p text:style-name="Text_20_body">Toggles for:</text:p>
      <text:p text:style-name="Text_20_body">Daily anchor reminder</text:p>
      <text:p text:style-name="Text_20_body">Task nudges</text:p>
      <text:p text:style-name="Text_20_body">Mood check-ins</text:p>
      <text:p text:style-name="Text_20_body">Encouragement</text:p>
      <text:p text:style-name="Text_20_body">Privacy</text:p>
      <text:p text:style-name="Text_20_body">Toggle: Tin Foil Hat Mode</text:p>
      <text:p text:style-name="Text_20_body">Description: “Local-only, no external data.”</text:p>
      <text:p text:style-name="Text_20_body">Data &amp; Security</text:p>
      <text:p text:style-name="Text_20_body">Button: Export data</text:p>
      <text:p text:style-name="Text_20_body">Button: Clear local data (with confirmation)</text:p>
      <text:p text:style-name="Text_20_body">About</text:p>
      <text:p text:style-name="Text_20_body">Version number</text:p>
      <text:p text:style-name="Text_20_body">Support/contact link</text:p>
      <text:list text:style-name="L59">
        <text:list-item>
          <text:p text:style-name="P59">EMPTY &amp; ERROR STATES Empty Home: Illustration + text: “Quiet, but in a good way. Add something your brain cares about.” </text:p>
        </text:list-item>
      </text:list>
      <text:p text:style-name="Text_20_body">Empty Tasks: “You’re either wildly caught up or wildly avoiding. Let’s add one.”</text:p>
      <text:p text:style-name="Text_20_body">Error Overlay: Small, centered box: “That didn’t work. Brain and app agree to try again.” Button: Retry</text:p>
      <text:list text:style-name="L60">
        <text:list-item>
          <text:p text:style-name="P60">MVP SCREEN LIST SUMMARY (FOR DEV / DESIGN HANDOFF) Onboarding: </text:p>
        </text:list-item>
      </text:list>
      <text:p text:style-name="Text_20_body">Welcome</text:p>
      <text:p text:style-name="Text_20_body">Sidekick selection</text:p>
      <text:p text:style-name="Text_20_body">Mood &amp; energy calibration</text:p>
      <text:p text:style-name="Text_20_body">Anchor task</text:p>
      <text:p text:style-name="Text_20_body">Optional extra tasks</text:p>
      <text:p text:style-name="Text_20_body">Onboarding done / go to Dashboard</text:p>
      <text:p text:style-name="Text_20_body">Main app: 7. Home / Dashboard 8. Task list 9. Task detail 10. New task 11. Sidekick chat 12. Focus mode selector 13. Focus session 14. Quick capture modal 15. Inbox processing 16. Mood log modal 17. Energy log modal 18. Rewards screen 19. Profile / Settings</text:p>
      <text:p text:style-name="Text_20_body"><text:soft-page-break/>Each of those is defined above in terms of:</text:p>
      <text:p text:style-name="Text_20_body">Purpose</text:p>
      <text:p text:style-name="Text_20_body">Layout</text:p>
      <text:p text:style-name="Text_20_body">Key components</text:p>
      <text:p text:style-name="Text_20_body">States</text:p>
      <text:p text:style-name="Text_20_body">Basic interactions</text:p>
      <text:p text:style-name="Text_20_body">This is enough for:</text:p>
      <text:p text:style-name="Text_20_body">A designer to create Figma wireframes</text:p>
      <text:p text:style-name="Text_20_body">A dev team to understand flows</text:p>
      <text:p text:style-name="Text_20_body">A PM to scope the MVP cleanly</text:p>
      <text:p text:style-name="Text_20_body">You to sound terrifyingly prepared in any meeting</text:p>
      <text:p text:style-name="Text_20_body">You hand devs:</text:p>
      <text:p text:style-name="Text_20_body">UX Requirements (done)</text:p>
      <text:p text:style-name="Text_20_body">Technical Architecture (done)</text:p>
      <text:p text:style-name="Text_20_body">These Wireframe Specs (done) Plus the branding PDF we made.</text:p>
      <text:p text:style-name="Text_20_body">That’s a real product package, not a “vibes and dreams” dec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08:07:53.309565241</meta:creation-date>
    <dc:date>2025-11-16T08:30:29.845418848</dc:date>
    <meta:editing-duration>PT12M23S</meta:editing-duration>
    <meta:editing-cycles>1</meta:editing-cycles>
    <meta:document-statistic meta:table-count="0" meta:image-count="0" meta:object-count="0" meta:page-count="35" meta:paragraph-count="995" meta:word-count="4938" meta:character-count="32289" meta:non-whitespace-character-count="28348"/>
    <meta:generator>LibreOffice/24.2.7.2$Linux_X86_64 LibreOffice_project/420$Build-2</meta:generator>
  </office:meta>
</office:document-meta>
</file>